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0.508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2.E3" style:family="table-cell">
      <style:table-cell-properties fo:background-color="#3333ff"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0"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1" style:family="paragraph" style:parent-style-name="List_20_Paragraph" style:list-style-name="WWNum3">
      <style:text-properties fo:font-size="10pt" fo:language="pt" fo:country="BR" style:font-size-asian="10pt" style:font-size-complex="10pt"/>
    </style:style>
    <style:style style:name="P42"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3" style:family="paragraph" style:parent-style-name="List_20_Paragraph" style:list-style-name="L1">
      <style:paragraph-properties fo:margin-top="0cm" fo:margin-bottom="0.049cm"/>
      <style:text-properties fo:font-size="10pt" style:font-size-asian="10pt" style:font-size-complex="10pt"/>
    </style:style>
    <style:style style:name="P44"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5"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6"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P47" style:family="paragraph" style:parent-style-name="Standard" style:master-page-name="Standard">
      <style:paragraph-properties style:page-number="auto"/>
      <style:text-properties fo:language="pt" fo:country="BR"/>
    </style:style>
    <style:style style:name="P48" style:family="paragraph" style:parent-style-name="Standard" style:list-style-name="L3">
      <style:text-properties fo:font-size="14pt" fo:language="pt" fo:country="BR" style:font-size-asian="14pt"/>
    </style:style>
    <style:style style:name="P49" style:family="paragraph" style:parent-style-name="Standard">
      <style:paragraph-properties>
        <style:tab-stops>
          <style:tab-stop style:position="13.533cm"/>
        </style:tab-stops>
      </style:paragraph-properties>
      <style:text-properties fo:font-size="12pt" fo:language="pt" fo:country="BR" style:font-size-asian="12pt"/>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4198740774118369552" text:style-name="WWNum1">
        <text:list-item>
          <text:h text:style-name="P39" text:outline-level="1"><text:bookmark-start text:name="__RefHeading__1365_263711423"/><text:bookmark text:name="Bookmark"/><text:soft-page-break/>Definições gerais do projeto<text:bookmark-end text:name="__RefHeading__1365_263711423"/></text:h>
        </text:list-item>
      </text:list>
      <text:p text:style-name="P28"/>
      <text:list xml:id="list699336231397535087" text:style-name="WWNum3">
        <text:list-item>
          <text:p text:style-name="P41">Estrutura do projeto:</text:p>
        </text:list-item>
      </text:list>
      <text:list xml:id="list7902225250375248262" text:style-name="L1">
        <text:list-item>
          <text:p text:style-name="P42">Implementação do Jogo</text:p>
          <text:list>
            <text:list-item>
              <text:list>
                <text:list-item>
                  <text:p text:style-name="P42">Godot 3.2.3 </text:p>
                </text:list-item>
                <text:list-item>
                  <text:p text:style-name="P43"><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42726353" text:continue-list="list4198740774118369552" text:style-name="WWNum1">
        <text:list-item>
          <text:h text:style-name="P39"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6149972421339523770" text:style-name="L2">
        <text:list-item>
          <text:p text:style-name="P44"><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4"><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4"><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4"><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42723740" text:continue-numbering="true" text:style-name="L2">
        <text:list-item>
          <text:list>
            <text:list-item>
              <text:list>
                <text:list-item>
                  <text:list>
                    <text:list-item>
                      <text:list>
                        <text:list-item>
                          <text:list>
                            <text:list-item>
                              <text:list>
                                <text:list-item>
                                  <text:list>
                                    <text:list-header>
                                      <text:p text:style-name="P44"><text:line-break/></text:p>
                                    </text:list-header>
                                  </text:list>
                                </text:list-item>
                              </text:list>
                            </text:list-item>
                          </text:list>
                        </text:list-item>
                      </text:list>
                    </text:list-item>
                  </text:list>
                </text:list-item>
              </text:list>
            </text:list-item>
          </text:list>
        </text:list-item>
      </text:list>
      <text:list xml:id="list42733305" text:continue-list="list42726353" text:style-name="WWNum1">
        <text:list-item>
          <text:h text:style-name="P45"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42733415" text:continue-numbering="true" text:style-name="WWNum1">
        <text:list-item>
          <text:h text:style-name="P39"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42724995" text:continue-numbering="true" text:style-name="WWNum1">
        <text:list-item>
          <text:h text:style-name="P39"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42719800" text:continue-numbering="true" text:style-name="WWNum1">
        <text:list-item>
          <text:h text:style-name="P46" text:outline-level="1"><text:bookmark-start text:name="__RefHeading__1377_263711423"/><text:bookmark text:name="Bookmark5"/>Controles<text:bookmark-end text:name="__RefHeading__1377_263711423"/></text:h>
        </text:list-item>
      </text:list>
      <text:list xml:id="list7992489087819193185" text:style-name="L3">
        <text:list-item>
          <text:p text:style-name="P48">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9" text:outline-level="1"><text:bookmark text:name="Bookmark6"/></text:h>
      <text:list xml:id="list42712454" text:continue-list="list42719800" text:style-name="WWNum1">
        <text:list-item>
          <text:h text:style-name="P39"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2736651" text:continue-numbering="true" text:style-name="WWNum1">
        <text:list-item>
          <text:h text:style-name="P40"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2">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2">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E3" office:value-type="string">
            <text:p text:style-name="P16"/>
          </table:table-cell>
          <table:table-cell table:style-name="Tabela2.E3" office:value-type="string">
            <text:p text:style-name="P16"/>
          </table:table-cell>
          <table:table-cell table:style-name="Tabela2.E3" office:value-type="string">
            <text:p text:style-name="P16"/>
          </table:table-cell>
          <table:table-cell table:style-name="Tabela2.E3" office:value-type="string">
            <text:p text:style-name="P16"/>
          </table:table-cell>
          <table:table-cell table:style-name="Tabela2.E3"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E3" office:value-type="string">
            <text:p text:style-name="P16"/>
          </table:table-cell>
          <table:table-cell table:style-name="Tabela2.E3" office:value-type="string">
            <text:p text:style-name="P16"/>
          </table:table-cell>
          <table:table-cell table:style-name="Tabela2.E3" office:value-type="string">
            <text:p text:style-name="P16"/>
          </table:table-cell>
          <table:table-cell table:style-name="Tabela2.E3"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0</meta:editing-cycles>
    <meta:creation-date>2014-03-04T22:44:00</meta:creation-date>
    <dc:date>2020-11-15T22:50:43.23</dc:date>
    <dc:language>pt-BR</dc:language>
    <meta:editing-duration>PT14H17M6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